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ce6"/>
        <table:table-column table:style-name="co1" table:number-columns-repeated="186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office:value-type="string" calcext:value-type="string">
            <text:p>stomach metagenome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450267" calcext:value-type="float">
            <text:p>450267</text:p>
          </table:table-cell>
          <table:table-cell office:value-type="string" calcext:value-type="string">
            <text:p>Chlamyphorus truncatus</text:p>
          </table:table-cell>
          <table:table-cell table:number-columns-repeated="26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Assemblies" table:style-name="ta1">
        <table:table-column table:style-name="co1" table:default-cell-style-name="ce6"/>
        <table:table-column table:style-name="co1" table:number-columns-repeated="187" table:default-cell-style-name="Default"/>
        <table:table-row table:style-name="ro1">
          <table:table-cell office:value-type="float" office:value="9606" calcext:value-type="float">
            <text:p>9606</text:p>
          </table:table-cell>
          <table:table-cell office:value-type="string" calcext:value-type="string">
            <text:p>Homo sapiens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3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float" office:value="797283" calcext:value-type="float">
            <text:p>797283</text:p>
          </table:table-cell>
          <table:table-cell office:value-type="string" calcext:value-type="string">
            <text:p>ant fungus garden metagenome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3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Bins" table:style-name="ta1">
        <table:table-column table:style-name="co1" table:number-columns-repeated="15" table:default-cell-style-name="ce6"/>
        <table:table-column table:style-name="co1" table:default-cell-style-name="Default"/>
        <table:table-column table:style-name="co1" table:number-columns-repeated="6" table:default-cell-style-name="ce6"/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16" table:default-cell-style-name="ce6"/>
        <table:table-column table:style-name="co1" table:default-cell-style-name="Default"/>
        <table:table-column table:style-name="co1" table:number-columns-repeated="14" table:default-cell-style-name="ce6"/>
        <table:table-row table:style-name="ro2">
          <table:table-cell office:value-type="float" office:value="261786" calcext:value-type="float">
            <text:p>261786</text:p>
          </table:table-cell>
          <table:table-cell office:value-type="string" calcext:value-type="string">
            <text:p>Helichrysum italicum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aerob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float" office:value="159030" calcext:value-type="float">
            <text:p>159030</text:p>
          </table:table-cell>
          <table:table-cell office:value-type="string" calcext:value-type="string">
            <text:p>Murraya koenigii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string" calcext:value-type="string">
            <text:p>aerobe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4" office:value-type="float" office:value="6" calcext:value-type="float">
            <text:p>6</text:p>
          </table:table-cell>
        </table:table-row>
      </table:table>
      <table:table table:name="Mags" table:style-name="ta1">
        <table:table-column table:style-name="co1" table:number-columns-repeated="62" table:default-cell-style-name="ce6"/>
        <table:table-row table:style-name="ro2">
          <table:table-cell office:value-type="float" office:value="159020" calcext:value-type="float">
            <text:p>159020</text:p>
          </table:table-cell>
          <table:table-cell office:value-type="string" calcext:value-type="string">
            <text:p>Biomphalaria temascalensis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aerobe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table:number-columns-repeated="14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6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5-10-27T14:20:04.897906382</dc:date>
    <meta:editing-duration>P14DT12H27M28S</meta:editing-duration>
    <meta:editing-cycles>13</meta:editing-cycles>
    <meta:generator>LibreOffice/7.3.7.2$Linux_X86_64 LibreOffice_project/30$Build-2</meta:generator>
    <meta:document-statistic meta:table-count="4" meta:cell-count="924" meta:object-count="0"/>
  </office:meta>
</office:document-meta>
</file>